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204E0D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0" calcext:value-type="float">
            <text:p>9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75" calcext:value-type="float">
            <text:p>7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5" calcext:value-type="float">
            <text:p>1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3.3333333333333" calcext:value-type="float">
            <text:p>83.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204E0D35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中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21:33:02.41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0T22:16:08.704000000</dc:date>
    <meta:editing-duration>P1DT20H54M11S</meta:editing-duration>
    <meta:editing-cycles>214</meta:editing-cycles>
    <meta:generator>LibreOffice/24.8.6.2$Windows_X86_64 LibreOffice_project/6d98ba145e9a8a39fc57bcc76981d1fb1316c60c</meta:generator>
    <meta:document-statistic meta:table-count="1" meta:cell-count="722" meta:object-count="1"/>
  </office:meta>
</office:document-meta>
</file>